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float" office:value="300">
            <text:p>300</text:p>
          </table:table-cell>
          <table:table-cell/>
          <table:table-cell table:formula="of:=(1/1200)*[.$A1]+(11/20)" office:value-type="float" office:value="0.8">
            <text:p>0.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/>
          <table:table-cell table:formula="of:=(1/1200)*[.$A2]+(11/20)" office:value-type="float" office:value="0.833333333333333">
            <text:p>0.833333333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/>
          <table:table-cell table:formula="of:=(1/1200)*[.$A3]+(11/20)" office:value-type="float" office:value="0.866666666666667">
            <text:p>0.866666666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/>
          <table:table-cell table:formula="of:=(1/1200)*[.$A4]+(11/20)" office:value-type="float" office:value="0.883333333333333">
            <text:p>0.883333333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/>
          <table:table-cell table:formula="of:=(1/1200)*[.$A5]+(11/20)" office:value-type="float" office:value="0.9">
            <text:p>0.9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/>
          <table:table-cell table:formula="of:=(1/1200)*[.$A6]+(11/20)" office:value-type="float" office:value="0.916666666666667">
            <text:p>0.9166666667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/>
          <table:table-cell table:formula="of:=(1/1200)*[.$A7]+(11/20)" office:value-type="float" office:value="0.95">
            <text:p>0.9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/>
          <table:table-cell table:formula="of:=(1/1200)*[.$A8]+(11/20)" office:value-type="float" office:value="0.966666666666667">
            <text:p>0.9666666667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/>
          <table:table-cell table:formula="of:=(1/1200)*[.$A9]+(11/20)" office:value-type="float" office:value="0.983333333333333">
            <text:p>0.983333333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/>
          <table:table-cell table:formula="of:=(1/1200)*[.$A10]+(11/20)" office:value-type="float" office:value="1">
            <text:p>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/>
          <table:table-cell table:formula="of:=(1/1200)*[.$A11]+(11/20)" office:value-type="float" office:value="1.01666666666667">
            <text:p>1.0166666667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/>
          <table:table-cell table:formula="of:=(1/1200)*[.$A12]+(11/20)" office:value-type="float" office:value="1.03333333333333">
            <text:p>1.033333333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/>
          <table:table-cell table:formula="of:=(1/1200)*[.$A13]+(11/20)" office:value-type="float" office:value="1.05">
            <text:p>1.05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/>
          <table:table-cell table:formula="of:=(1/1200)*[.$A14]+(11/20)" office:value-type="float" office:value="1.06666666666667">
            <text:p>1.0666666667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/>
          <table:table-cell table:formula="of:=(1/1200)*[.$A15]+(11/20)" office:value-type="float" office:value="1.09166666666667">
            <text:p>1.0916666667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/>
          <table:table-cell table:formula="of:=(1/1200)*[.$A16]+(11/20)" office:value-type="float" office:value="1.14166666666667">
            <text:p>1.1416666667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/>
          <table:table-cell table:formula="of:=(1/1200)*[.$A17]+(11/20)" office:value-type="float" office:value="1.175">
            <text:p>1.175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/>
          <table:table-cell table:formula="of:=(1/1200)*[.$A18]+(11/20)" office:value-type="float" office:value="1.21666666666667">
            <text:p>1.2166666667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/>
          <table:table-cell table:formula="of:=(1/1200)*[.$A19]+(11/20)" office:value-type="float" office:value="1.25833333333333">
            <text:p>1.2583333333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/>
          <table:table-cell table:formula="of:=(1/1200)*[.$A20]+(11/20)" office:value-type="float" office:value="1.3">
            <text:p>1.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50">
            <text:p>1050</text:p>
          </table:table-cell>
          <table:table-cell/>
          <table:table-cell table:formula="of:=(1/1200)*[.$A22]+(11/20)" office:value-type="float" office:value="1.425">
            <text:p>1.425</text:p>
          </table:table-cell>
        </table:table-row>
        <table:table-row table:style-name="ro1">
          <table:table-cell office:value-type="string">
            <text:p>tracks</text:p>
          </table:table-cell>
          <table:table-cell/>
          <table:table-cell office:value-type="float" office:value="1.5">
            <text:p>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0000-00-00T13:38:16.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7:10:50.93</meta:creation-date>
    <dc:date>2015-06-20T13:39:05.40</dc:date>
    <meta:editing-duration>PT39M40S</meta:editing-duration>
    <meta:editing-cycles>2</meta:editing-cycles>
    <meta:generator>LibreOffice/4.0.0.3$Windows_x86 LibreOffice_project/7545bee9c2a0782548772a21bc84a9dcc583b89</meta:generator>
    <meta:document-statistic meta:table-count="1" meta:cell-count="44" meta:object-count="0"/>
  </office:meta>
</office:document-meta>
</file>